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42410"/>
    </style:style>
    <style:style style:name="P2" style:family="paragraph" style:parent-style-name="Standard">
      <style:text-properties fo:language="ru" fo:country="RU" officeooo:rsid="00042410" officeooo:paragraph-rsid="00042410"/>
    </style:style>
    <style:style style:name="P3" style:family="paragraph" style:parent-style-name="Standard">
      <style:text-properties fo:language="ru" fo:country="RU" officeooo:rsid="00046fbf" officeooo:paragraph-rsid="00046fbf"/>
    </style:style>
    <style:style style:name="T1" style:family="text">
      <style:text-properties fo:language="uk" fo:country="UA"/>
    </style:style>
    <style:style style:name="T2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изайн документ <text:span text:style-name="T1">для гри “Протитанкова Гармата”</text:span></text:p>
      <text:p text:style-name="P1"><text:span text:style-name="T1"/></text:p>
      <text:p text:style-name="P2"><text:span text:style-name="T1">Гра для телефонів. Можливо інтегрую керування з ПК і Геймпаду. Чисто щоб подивитись як це працює. Але в першу чергу гра має бути доступна для грання з телефону.</text:span></text:p>
      <text:p text:style-name="P2"><text:span text:style-name="T1"/></text:p>
      <text:p text:style-name="P2"><text:span text:style-name="T1">Опис гри: простий шутер в стилі </text:span><text:span text:style-name="T2">Beach Head, </text:span><text:span text:style-name="T1">де гравець з стаціонарної гармати стріляє по ворогам. Вороги — танки і всіляка бронетехника що виїзджає на позиції і чекає доки гравець їх розстріляє.</text:span></text:p>
      <text:p text:style-name="P2"><text:span text:style-name="T1"/></text:p>
      <text:p text:style-name="P2"><text:span text:style-name="T1">3д. Модельки будуть взяти безкоштовні з асет стору. </text:span></text:p>
      <text:p text:style-name="P2"><text:span text:style-name="T1"/></text:p>
      <text:p text:style-name="P2"><text:span text:style-name="T1">Графічно: реалізм. Модельки брати не дуже деталізовані, щоб на телефоні це запускалось без зайвого клопоту.</text:span></text:p>
      <text:p text:style-name="P2"><text:span text:style-name="T1"/></text:p>
      <text:p text:style-name="P2"><text:span text:style-name="T1">Геймплей: гравець — стаціонарна гармата. Є кілька рівнів. На рівні гравець мусить знищити певну кількість техніки противника щоб виграти. Противник — танки і інша броньована техніка. </text:span></text:p>
      <text:p text:style-name="P2"><text:span text:style-name="T1">Гравець має 1 тип боєприпасів. </text:span></text:p>
      <text:p text:style-name="P2"><text:span text:style-name="T1">Гравець не обирає тип гармати.</text:span></text:p>
      <text:p text:style-name="P2"><text:span text:style-name="T1">Гравець може дивитись у приціл гармати. Зум і всі діла.</text:span></text:p>
      <text:p text:style-name="P2"><text:span text:style-name="T1"/></text:p>
      <text:p text:style-name="P2"><text:span text:style-name="T1">Вороги стріляють по гравцю. Типи ворогів: </text:span></text:p>
      <text:p text:style-name="P2"><text:span text:style-name="T1">*стаціонарний танк. Виїхав. Стріляє по гравцю. Чекає смерті.</text:span></text:p>
      <text:p text:style-name="P2"><text:span text:style-name="T1">* танк що змінює позиції після пострілу.</text:span></text:p>
      <text:p text:style-name="P2"><text:span text:style-name="T1">* танк що постійно їздить і стріляє по ворогу.</text:span></text:p>
      <text:p text:style-name="P2"><text:span text:style-name="T1"/></text:p>
      <text:p text:style-name="P2"><text:span text:style-name="T1">Можна спробувати інтегрувати туди рекламу і залити на гугл плей.</text:span></text:p>
      <text:p text:style-name="P2"><text:span text:style-name="T1"/></text:p>
      <text:p text:style-name="P3"><text:span text:style-name="T1">гравець мусить мати полоску ХП.</text:span></text:p>
      <text:p text:style-name="P3"><text:span text:style-name="T1"/></text:p>
      <text:p text:style-name="P3"><text:span text:style-name="T1">Можна танки мусять мати більшу броню зпереду. І меншу ззаду.</text:span></text:p>
      <text:p text:style-name="P3"><text:span text:style-name="T1"/></text:p>
      <text:p text:style-name="P3"><text:span text:style-name="T1">звуки — безкоштовні ассети.</text:span></text:p>
      <text:p text:style-name="P3"><text:span text:style-name="T1">музика — не динамічна. Треки що змінюють один одного. Безкоштовні ассети в поміч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5.2$Windows_X86_64 LibreOffice_project/64390860c6cd0aca4beafafcfd84613dd9dfb63a</meta:generator>
    <dc:date>2021-10-22T18:36:26.864000000</dc:date>
    <meta:editing-duration>PT2M24S</meta:editing-duration>
    <meta:editing-cycles>3</meta:editing-cycles>
    <meta:document-statistic meta:table-count="0" meta:image-count="0" meta:object-count="0" meta:page-count="1" meta:paragraph-count="18" meta:word-count="202" meta:character-count="1309" meta:non-whitespace-character-count="1116"/>
  </office:meta>
</office:document-meta>
</file>